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50.5" calcext:value-type="float">
            <text:p>5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5" calcext:value-type="float">
            <text:p>5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4T09:38:21.530333705</dc:date>
    <meta:editing-duration>PT2H48M22S</meta:editing-duration>
    <meta:editing-cycles>58</meta:editing-cycles>
    <meta:generator>LibreOffice/6.4.7.2$Linux_X86_64 LibreOffice_project/40$Build-2</meta:generator>
    <meta:document-statistic meta:table-count="1" meta:cell-count="221" meta:object-count="0"/>
  </office:meta>
</office:document-meta>
</file>